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8A000000CF7D7339F84B262DF0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weight="bold" officeooo:rsid="00005189" officeooo:paragraph-rsid="00005189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Header">
      <style:paragraph-properties fo:text-align="start" style:justify-single-word="false"/>
      <style:text-properties fo:font-weight="bold" officeooo:rsid="00005189" officeooo:paragraph-rsid="0016cd81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0pt" officeooo:rsid="000b6b7d" officeooo:paragraph-rsid="000b6b7d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officeooo:rsid="0016cd81" officeooo:paragraph-rsid="0016cd81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officeooo:paragraph-rsid="0016cd81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font-size="10pt" officeooo:rsid="00199676" officeooo:paragraph-rsid="00199676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cd81" officeooo:paragraph-rsid="0016cd81" style:font-weight-asian="bold" style:font-weight-complex="bold"/>
    </style:style>
    <style:style style:name="P9" style:family="paragraph" style:parent-style-name="Standard">
      <style:paragraph-properties fo:text-align="end" style:justify-single-word="false"/>
      <style:text-properties fo:font-weight="bold" officeooo:rsid="0016cd81" officeooo:paragraph-rsid="0016cd8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0b6b7d" officeooo:paragraph-rsid="000b6b7d"/>
    </style:style>
    <style:style style:name="T1" style:family="text">
      <style:text-properties officeooo:rsid="000421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6b7d" style:font-weight-asian="bold" style:font-weight-complex="bold"/>
    </style:style>
    <style:style style:name="T4" style:family="text">
      <style:text-properties fo:font-weight="bold" officeooo:rsid="0016cd81" style:font-weight-asian="bold" style:font-weight-complex="bold"/>
    </style:style>
    <style:style style:name="T5" style:family="text">
      <style:text-properties fo:font-weight="bold" officeooo:rsid="0019967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cd81" style:font-weight-asian="normal" style:font-weight-complex="normal"/>
    </style:style>
    <style:style style:name="T8" style:family="text">
      <style:text-properties fo:font-weight="normal" officeooo:rsid="00185ffe" style:font-weight-asian="normal" style:font-weight-complex="normal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16cd81" style:font-size-asian="10pt" style:font-weight-asian="bold" style:font-size-complex="10pt" style:font-weight-complex="bold"/>
    </style:style>
    <style:style style:name="T11" style:family="text">
      <style:text-properties fo:font-size="10pt" fo:font-weight="normal" officeooo:rsid="0016cd81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1. </text:span><text:span text:style-name="T11">Descreva os </text:span><text:span text:style-name="T10">materias </text:span><text:span text:style-name="T11">necessários para a confecção de um cabo de par trançado?</text:span></text:p>
      <text:p text:style-name="P4"><text:span text:style-name="T7"/></text:p>
      <text:p text:style-name="P5"><text:span text:style-name="T2">2</text:span><text:span text:style-name="T6">. Descreva os </text:span><text:span text:style-name="T2">passos </text:span><text:span text:style-name="T6">necessários para a produção de um cabo de par trançado para interligar um Desktop (computador de mesa) a um Switch:</text:span></text:p>
      <text:p text:style-name="P5"><text:span text:style-name="T6"/></text:p>
      <text:p text:style-name="P5"><text:span text:style-name="T5">3</text:span><text:span text:style-name="T2">.</text:span><text:span text:style-name="T6"> Qual as diferenças entre as categorias de </text:span><text:span text:style-name="T2">cabo 5e e 6</text:span><text:span text:style-name="T6">? Existe alguma diferença física (internamente e externamente) entre os cabos?</text:span></text:p>
      <text:p text:style-name="P5"><text:span text:style-name="T6"/></text:p>
      <text:p text:style-name="P5"><text:span text:style-name="T5">4</text:span><text:span text:style-name="T6">. Como podemos realizar um </text:span><text:span text:style-name="T2">teste</text:span><text:span text:style-name="T6"> rápido e básico de </text:span><text:span text:style-name="T2">conexão</text:span><text:span text:style-name="T6"> entre duas máquinas?</text:span></text:p>
      <text:p text:style-name="P5"><text:span text:style-name="T6"/></text:p>
      <text:p text:style-name="P5"><text:span text:style-name="T5">5</text:span><text:span text:style-name="T2">. </text:span><text:span text:style-name="T6">O que é um </text:span><text:span text:style-name="T2">endereço MAC</text:span><text:span text:style-name="T6">?</text:span></text:p>
      <text:p text:style-name="P5"><text:span text:style-name="T6"/></text:p>
      <text:p text:style-name="P5"><text:span text:style-name="T5">6</text:span><text:span text:style-name="T2">. </text:span><text:span text:style-name="T6">O que é um </text:span><text:span text:style-name="T2">endereço IP</text:span><text:span text:style-name="T6">?</text:span></text:p>
      <text:p text:style-name="P5"><text:span text:style-name="T6"/></text:p>
      <text:p text:style-name="P5"><text:span text:style-name="T5">7</text:span><text:span text:style-name="T2">. </text:span><text:span text:style-name="T6">Qual </text:span><text:span text:style-name="T2">comando</text:span><text:span text:style-name="T6"> podemos executar para obter o </text:span><text:span text:style-name="T2">endereço MAC e IP</text:span><text:span text:style-name="T6"> em uma máquina com Windows 7? </text:span><text:span text:style-name="T8">Como essa informação é apresentada ao usuário?</text:span></text:p>
      <text:p text:style-name="P5"><text:span text:style-name="T6"/></text:p>
      <text:p text:style-name="P5"><text:span text:style-name="T5">8</text:span><text:span text:style-name="T2">. </text:span><text:span text:style-name="T6">Descreva o </text:span><text:span text:style-name="T2">passo a passo</text:span><text:span text:style-name="T6"> e o </text:span><text:span text:style-name="T2">comando</text:span><text:span text:style-name="T6"> que você executaria para realizar um </text:span><text:span text:style-name="T2">teste simples de conexão</text:span><text:span text:style-name="T6"> com o servidor </text:span><text:a xlink:type="simple" xlink:href="http://www.github.com/" text:style-name="Internet_20_link" text:visited-style-name="Visited_20_Internet_20_Link"><text:span text:style-name="T6">www.github.com</text:span></text:a><text:span text:style-name="T6">:</text:span></text:p>
      <text:p text:style-name="P5"><text:span text:style-name="T6"/></text:p>
      <text:p text:style-name="P5"><text:span text:style-name="T5">9</text:span><text:span text:style-name="T2">. </text:span><text:span text:style-name="T6">Qual a diferença entre um </text:span><text:span text:style-name="T2">Hub</text:span><text:span text:style-name="T6">, um </text:span><text:span text:style-name="T2">Switch</text:span><text:span text:style-name="T6"> e um </text:span><text:span text:style-name="T2">Roteador</text:span><text:span text:style-name="T6">?</text:span></text:p>
      <text:p text:style-name="P6"><text:span text:style-name="T3"/></text:p>
      <text:p text:style-name="P7"><text:span text:style-name="T2">10</text:span><text:span text:style-name="T3">. </text:span><text:span text:style-name="T6">Qual a vantagem do cabo não-blindado (UTP) ao cabo blindado (STP)? Em que casos o cabo STP deve ser utilizad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697cm" style:rel-column-width="18107*"/>
    </style:style>
    <style:style style:name="Tabela2.B" style:family="table-column">
      <style:table-column-properties style:column-width="12.303cm" style:rel-column-width="47428*"/>
    </style:style>
    <style:style style:name="Tabela2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fo:font-weight="bold" officeooo:rsid="00005189" officeooo:paragraph-rsid="00005189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  <style:text-properties fo:font-weight="bold" officeooo:rsid="00005189" officeooo:paragraph-rsid="0016cd81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weight="bold" officeooo:rsid="0016cd81" officeooo:paragraph-rsid="0016cd81" style:font-weight-asian="bold" style:font-weight-complex="bold"/>
    </style:style>
    <style:style style:name="MP5" style:family="paragraph" style:parent-style-name="Standard">
      <style:paragraph-properties fo:text-align="center" style:justify-single-word="false"/>
      <style:text-properties fo:font-weight="bold" officeooo:rsid="0016cd81" officeooo:paragraph-rsid="0016cd81" style:font-weight-asian="bold" style:font-weight-complex="bold"/>
    </style:style>
    <style:style style:name="MT1" style:family="text">
      <style:text-properties officeooo:rsid="0004218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2"><draw:frame draw:style-name="Mfr1" draw:name="Figura1" text:anchor-type="paragraph" svg:x="-0.023cm" svg:y="0cm" svg:width="4.404cm" svg:height="2.314cm" draw:z-index="0"><draw:image xlink:href="Pictures/100000000000018A000000CF7D7339F84B262DF0.jpg" xlink:type="simple" xlink:show="embed" xlink:actuate="onLoad" loext:mime-type="image/jpeg"/></draw:frame></text:p>
            </table:table-cell>
            <table:table-cell table:style-name="Tabela2.A1" office:value-type="string">
              <text:p text:style-name="MP3">Instituto Federal de Educação, Ciência e Tecnologia de Pernambuco (IFPE)<text:line-break/>Campus Vitória de Santo Antão<text:line-break/>Prof. Luís Eduard<text:span text:style-name="MT1">o</text:span></text:p>
              <text:p text:style-name="MP3"><text:span text:style-name="MT1">Redes de Computadores I</text:span></text:p>
            </table:table-cell>
          </table:table-row>
        </table:table>
        <text:p text:style-name="MP4">Alunos:__________________________________</text:p>
        <text:p text:style-name="MP4">__________________________________</text:p>
        <text:p text:style-name="MP4">Turma:______________</text:p>
        <text:p text:style-name="MP4">Data:___________</text:p>
        <text:p text:style-name="MP5">Exercício de Fixaçã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ís Eduardo Tenório Silva</meta:initial-creator>
    <meta:creation-date>2019-01-07T11:46:36.355279689</meta:creation-date>
    <dc:date>2019-08-21T09:56:21.489803335</dc:date>
    <dc:creator>Luís Eduardo Tenório Silva</dc:creator>
    <meta:editing-duration>PT2H20M34S</meta:editing-duration>
    <meta:editing-cycles>14</meta:editing-cycles>
    <meta:generator>LibreOffice/6.1.5.2$Linux_X86_64 LibreOffice_project/90f8dcf33c87b3705e78202e3df5142b201bd805</meta:generator>
    <meta:printed-by>Luís Eduardo Tenório Silva</meta:printed-by>
    <meta:print-date>2019-05-21T14:57:56.235001202</meta:print-date>
    <meta:document-statistic meta:table-count="1" meta:image-count="1" meta:object-count="0" meta:page-count="1" meta:paragraph-count="17" meta:word-count="198" meta:character-count="1204" meta:non-whitespace-character-count="1023"/>
  </office:meta>
</office:document-meta>
</file>